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Gadugi" svg:font-family="Gadug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Tableau1" style:family="table">
      <style:table-properties style:width="5.302cm" table:align="left"/>
    </style:style>
    <style:style style:name="Tableau1.A" style:family="table-column">
      <style:table-column-properties style:column-width="5.302cm"/>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605cm" style:rel-column-width="13898*"/>
    </style:style>
    <style:style style:name="Tableau2.B" style:family="table-column">
      <style:table-column-properties style:column-width="1.995cm" style:rel-column-width="7690*"/>
    </style:style>
    <style:style style:name="Tableau2.C" style:family="table-column">
      <style:table-column-properties style:column-width="4.3cm" style:rel-column-width="16577*"/>
    </style:style>
    <style:style style:name="Tableau2.D" style:family="table-column">
      <style:table-column-properties style:column-width="7.1cm" style:rel-column-width="2737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background-color="#e0efd4" fo:padding="0.097cm" fo:border-left="0.05pt solid #000000" fo:border-right="none" fo:border-top="none" fo:border-bottom="0.05pt solid #000000">
        <style:background-image/>
      </style:table-cell-properties>
    </style:style>
    <style:style style:name="Tableau2.D2" style:family="table-cell">
      <style:table-cell-properties fo:background-color="#e0efd4" fo:padding="0.097cm" fo:border-left="0.05pt solid #000000" fo:border-right="0.05pt solid #000000" fo:border-top="none" fo:border-bottom="0.05pt solid #000000">
        <style:background-image/>
      </style:table-cell-properties>
    </style:style>
    <style:style style:name="Tableau2.A11" style:family="table-cell">
      <style:table-cell-properties fo:background-color="#adc5e7" fo:padding="0.097cm" fo:border-left="0.05pt solid #000000" fo:border-right="none" fo:border-top="none" fo:border-bottom="0.05pt solid #000000">
        <style:background-image/>
      </style:table-cell-properties>
    </style:style>
    <style:style style:name="Tableau2.D11" style:family="table-cell">
      <style:table-cell-properties fo:background-color="#adc5e7"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rsid="000dd97e" officeooo:paragraph-rsid="000dd97e"/>
    </style:style>
    <style:style style:name="P2" style:family="paragraph" style:parent-style-name="Standard">
      <style:text-properties style:text-underline-style="solid" style:text-underline-width="auto" style:text-underline-color="font-color" officeooo:rsid="001bc5c1" officeooo:paragraph-rsid="001bc5c1"/>
    </style:style>
    <style:style style:name="P3" style:family="paragraph" style:parent-style-name="Standard">
      <style:text-properties style:text-underline-style="solid" style:text-underline-width="auto" style:text-underline-color="font-color" officeooo:rsid="0015fd98" officeooo:paragraph-rsid="0015fd98"/>
    </style:style>
    <style:style style:name="P4" style:family="paragraph" style:parent-style-name="Standard">
      <style:text-properties officeooo:rsid="0015fd98" officeooo:paragraph-rsid="0015fd98"/>
    </style:style>
    <style:style style:name="P5" style:family="paragraph" style:parent-style-name="Standard">
      <style:text-properties officeooo:rsid="00163620" officeooo:paragraph-rsid="00163620"/>
    </style:style>
    <style:style style:name="P6" style:family="paragraph" style:parent-style-name="Standard">
      <style:text-properties officeooo:rsid="0016bae7" officeooo:paragraph-rsid="0016bae7"/>
    </style:style>
    <style:style style:name="P7" style:family="paragraph" style:parent-style-name="Standard">
      <style:text-properties officeooo:rsid="0018ea49" officeooo:paragraph-rsid="001a1475"/>
    </style:style>
    <style:style style:name="P8" style:family="paragraph" style:parent-style-name="Standard">
      <style:text-properties officeooo:rsid="001a1475" officeooo:paragraph-rsid="001a1475"/>
    </style:style>
    <style:style style:name="P9" style:family="paragraph" style:parent-style-name="Standard">
      <style:text-properties officeooo:rsid="001bc5c1" officeooo:paragraph-rsid="001bc5c1"/>
    </style:style>
    <style:style style:name="P10" style:family="paragraph" style:parent-style-name="Standard">
      <style:text-properties officeooo:rsid="001cb596" officeooo:paragraph-rsid="001bc5c1"/>
    </style:style>
    <style:style style:name="P11" style:family="paragraph" style:parent-style-name="Standard">
      <style:text-properties officeooo:rsid="001cb596" officeooo:paragraph-rsid="001cb596"/>
    </style:style>
    <style:style style:name="P12" style:family="paragraph" style:parent-style-name="Standard">
      <style:text-properties officeooo:rsid="001e9524" officeooo:paragraph-rsid="001e9524"/>
    </style:style>
    <style:style style:name="P13" style:family="paragraph" style:parent-style-name="Standard">
      <style:text-properties officeooo:rsid="001fa764" officeooo:paragraph-rsid="001e9524"/>
    </style:style>
    <style:style style:name="P14" style:family="paragraph" style:parent-style-name="Standard">
      <style:text-properties officeooo:rsid="001fa764" officeooo:paragraph-rsid="001fa764"/>
    </style:style>
    <style:style style:name="P15" style:family="paragraph" style:parent-style-name="Standard">
      <style:text-properties officeooo:rsid="00263356" officeooo:paragraph-rsid="00263356" fo:background-color="transparent"/>
    </style:style>
    <style:style style:name="P16" style:family="paragraph" style:parent-style-name="Standard">
      <style:text-properties officeooo:rsid="0028688a" officeooo:paragraph-rsid="0028688a"/>
    </style:style>
    <style:style style:name="P17" style:family="paragraph" style:parent-style-name="Standard">
      <style:text-properties officeooo:rsid="002a00e8" officeooo:paragraph-rsid="002a00e8"/>
    </style:style>
    <style:style style:name="P18" style:family="paragraph" style:parent-style-name="Standard">
      <style:text-properties officeooo:rsid="002b3260" officeooo:paragraph-rsid="002b3260"/>
    </style:style>
    <style:style style:name="P19" style:family="paragraph" style:parent-style-name="Standard">
      <style:text-properties fo:font-size="14pt" fo:font-weight="bold" officeooo:rsid="0015ec7b" officeooo:paragraph-rsid="0015ec7b" style:font-size-asian="14pt" style:font-weight-asian="bold" style:font-size-complex="14pt" style:font-weight-complex="bold"/>
    </style:style>
    <style:style style:name="P20" style:family="paragraph" style:parent-style-name="Table_20_Contents">
      <style:text-properties officeooo:rsid="0022abbd" officeooo:paragraph-rsid="0024229d"/>
    </style:style>
    <style:style style:name="P21" style:family="paragraph" style:parent-style-name="Table_20_Contents">
      <style:text-properties style:text-underline-style="solid" style:text-underline-width="auto" style:text-underline-color="font-color" officeooo:rsid="0024229d" officeooo:paragraph-rsid="0024229d"/>
    </style:style>
    <style:style style:name="P22" style:family="paragraph" style:parent-style-name="Table_20_Contents">
      <style:text-properties officeooo:rsid="0024229d" officeooo:paragraph-rsid="0024229d"/>
    </style:style>
    <style:style style:name="P23" style:family="paragraph" style:parent-style-name="Table_20_Contents">
      <style:text-properties officeooo:rsid="002495f6" officeooo:paragraph-rsid="002495f6"/>
    </style:style>
    <style:style style:name="P24" style:family="paragraph" style:parent-style-name="Table_20_Contents">
      <style:text-properties officeooo:rsid="002495f6" officeooo:paragraph-rsid="002b3260"/>
    </style:style>
    <style:style style:name="P25" style:family="paragraph" style:parent-style-name="Table_20_Contents">
      <style:text-properties officeooo:rsid="00263356" officeooo:paragraph-rsid="00263356"/>
    </style:style>
    <style:style style:name="P26" style:family="paragraph" style:parent-style-name="Table_20_Contents">
      <style:text-properties officeooo:rsid="0028688a" officeooo:paragraph-rsid="0028688a"/>
    </style:style>
    <style:style style:name="P27" style:family="paragraph" style:parent-style-name="Table_20_Contents">
      <style:text-properties fo:font-weight="bold" officeooo:rsid="0020c9e2" officeooo:paragraph-rsid="0020c9e2" style:font-weight-asian="bold" style:font-weight-complex="bold"/>
    </style:style>
    <style:style style:name="P28" style:family="paragraph" style:parent-style-name="Table_20_Contents">
      <style:text-properties style:font-name="Gadugi" fo:font-size="11pt" officeooo:rsid="0022abbd" officeooo:paragraph-rsid="0022abbd" style:font-size-asian="11pt" style:font-size-complex="11pt"/>
    </style:style>
    <style:style style:name="P29" style:family="paragraph" style:parent-style-name="Table_20_Contents">
      <style:text-properties officeooo:rsid="00263356" officeooo:paragraph-rsid="00263356"/>
    </style:style>
    <style:style style:name="P30" style:family="paragraph" style:parent-style-name="Table_20_Contents">
      <style:text-properties style:font-name="Gadugi" fo:font-size="11pt" officeooo:rsid="0022abbd" officeooo:paragraph-rsid="0022abbd" style:font-size-asian="11pt" style:font-size-complex="11pt"/>
    </style:style>
    <style:style style:name="P31" style:family="paragraph" style:parent-style-name="Preformatted_20_Text">
      <style:text-properties style:text-underline-style="solid" style:text-underline-width="auto" style:text-underline-color="font-color" officeooo:rsid="002f3747" officeooo:paragraph-rsid="00311399"/>
    </style:style>
    <style:style style:name="P32" style:family="paragraph" style:parent-style-name="Preformatted_20_Text">
      <style:paragraph-properties fo:margin-top="0cm" fo:margin-bottom="0.499cm" loext:contextual-spacing="false"/>
      <style:text-properties officeooo:rsid="00311399" officeooo:paragraph-rsid="00311399"/>
    </style:style>
    <style:style style:name="P33" style:family="paragraph" style:parent-style-name="Standard">
      <style:text-properties officeooo:rsid="001a1475" officeooo:paragraph-rsid="001a1475"/>
    </style:style>
    <style:style style:name="P34" style:family="paragraph" style:parent-style-name="Standard">
      <style:text-properties officeooo:rsid="000dd97e" officeooo:paragraph-rsid="000c1a29"/>
    </style:style>
    <style:style style:name="P35" style:family="paragraph" style:parent-style-name="Standard">
      <style:text-properties officeooo:paragraph-rsid="0016bae7"/>
    </style:style>
    <style:style style:name="P36" style:family="paragraph" style:parent-style-name="Standard">
      <style:text-properties officeooo:paragraph-rsid="0028688a"/>
    </style:style>
    <style:style style:name="P37" style:family="paragraph" style:parent-style-name="Standard">
      <style:text-properties style:text-underline-style="solid" style:text-underline-width="auto" style:text-underline-color="font-color" officeooo:rsid="001a1475" officeooo:paragraph-rsid="001a1475"/>
    </style:style>
    <style:style style:name="P38" style:family="paragraph" style:parent-style-name="Standard">
      <style:text-properties style:text-underline-style="solid" style:text-underline-width="auto" style:text-underline-color="font-color" officeooo:rsid="002f3747" officeooo:paragraph-rsid="00311399"/>
    </style:style>
    <style:style style:name="P39" style:family="paragraph" style:parent-style-name="Standard">
      <style:text-properties officeooo:paragraph-rsid="00311399"/>
    </style:style>
    <style:style style:name="T1" style:family="text">
      <style:text-properties officeooo:rsid="00163620"/>
    </style:style>
    <style:style style:name="T2" style:family="text">
      <style:text-properties officeooo:rsid="0016bae7"/>
    </style:style>
    <style:style style:name="T3" style:family="text">
      <style:text-properties officeooo:rsid="00176988"/>
    </style:style>
    <style:style style:name="T4" style:family="text">
      <style:text-properties officeooo:rsid="001e9524"/>
    </style:style>
    <style:style style:name="T5" style:family="text">
      <style:text-properties officeooo:rsid="00263356"/>
    </style:style>
    <style:style style:name="T6" style:family="text">
      <style:text-properties officeooo:rsid="00263356" fo:background-color="#bee3d3" loext:char-shading-value="0"/>
    </style:style>
    <style:style style:name="T7" style:family="text">
      <style:text-properties fo:background-color="#adc5e7" loext:char-shading-value="0"/>
    </style:style>
    <style:style style:name="T8" style:family="text">
      <style:text-properties officeooo:rsid="0028688a"/>
    </style:style>
    <style:style style:name="T9" style:family="text">
      <style:text-properties officeooo:rsid="002a00e8"/>
    </style:style>
    <style:style style:name="T10" style:family="text">
      <style:text-properties officeooo:rsid="002b3260"/>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T13" style:family="text">
      <style:text-properties style:text-underline-style="none" officeooo:rsid="00311399"/>
    </style:style>
    <style:style style:name="T14" style:family="text">
      <style:text-properties style:text-underline-style="none" officeooo:rsid="002f3747"/>
    </style:style>
    <style:style style:name="T15" style:family="text">
      <style:text-properties officeooo:rsid="002d7450"/>
    </style:style>
    <style:style style:name="T16" style:family="text">
      <style:text-properties officeooo:rsid="002f3747"/>
    </style:style>
    <style:style style:name="T17" style:family="text">
      <style:text-properties officeooo:rsid="003113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1"/>
      <text:p text:style-name="P19"><text:span text:style-name="T1">III </text:span>Application mobile.</text:p>
      <text:p text:style-name="P4">L’interface graphique de l’utilisateur sera sous forme d’une application mobile. Elle aura pour but de fournir des informations sur la plante, <text:span text:style-name="T15">d’envoyer des alertes sur l’état du systeme </text:span>et de lui envoyer certaines informations.</text:p>
      <text:p text:style-name="P4"/>
      <text:p text:style-name="P3"><text:span text:style-name="T1">A) </text:span>Fonctionnalité<text:span text:style-name="T9">s</text:span> de l’application :</text:p>
      <text:p text:style-name="P5">1. Choix d’une plante</text:p>
      <text:p text:style-name="P5">L’utilisateur doit choisir une espèce de plante qui se trouve dans la base de donnée, dans une barre de recherche. Afin de facilit<text:span text:style-name="T9">er</text:span> ce choix, l’application doit proposer une liste de plante « <text:span text:style-name="T2">candidate » grâce au première lettre tapées par l’utilisateur, sous forme d’une liste (à la manière d’un moteur de recherche).</text:span></text:p>
      <text:p text:style-name="P5"><text:span text:style-name="T2">2</text:span>. Envoie d’information<text:span text:style-name="T2">s</text:span> à la carte arduino</text:p>
      <text:p text:style-name="P6">Une fois le choix de la plante validée, les informations sur la plante nécessaire pour la carte </text:p>
      <text:p text:style-name="P35"><text:span text:style-name="T2"><text:s/>arduino (voir partie IV : plateforme IOT) sont envoyés par l’application à l’application firebase.</text:span></text:p>
      <text:p text:style-name="P6">3. <text:span text:style-name="T9">Réception</text:span> et affichage des relevés</text:p>
      <text:p text:style-name="P6">L’application <text:span text:style-name="T9">possédera</text:span> une vue pour afficher les relevé<text:span text:style-name="T9">s</text:span> <text:span text:style-name="T3">réalisés sur la plante. Sur le même écran, la température, le taux d’humidité de la terre sont affichés, avec des alertes si le taux d’humidité ou la température n’est pas bonne pour la plante. Une alerte est aussi envoyée si le réservoir d’eau est presque vide.</text:span></text:p>
      <text:p text:style-name="P7"/>
      <text:p text:style-name="P37">B) Connexion : <text:span text:style-name="T16">Firebase</text:span></text:p>
      <text:p text:style-name="P38">p<text:span text:style-name="T12">our la connexion entre l’arduino et l’application, nous utilisons firebase realtime database, qui est un outil permettant de stocker temporairement des données (variable temporaire). </text:span><text:span text:style-name="T13">Les données sont stocker en JSON :</text:span></text:p>
      <text:p text:style-name="P38"><text:span text:style-name="T13"/></text:p>
      <text:p text:style-name="P31"><text:span text:style-name="T13">{</text:span></text:p>
      <text:p text:style-name="Preformatted_20_Text"><text:s text:c="2"/>"capteurs": {</text:p>
      <text:p text:style-name="Preformatted_20_Text"><text:s text:c="4"/>"humidite": 0.1,</text:p>
      <text:p text:style-name="Preformatted_20_Text"><text:s text:c="4"/>"niveau": 2,</text:p>
      <text:p text:style-name="Preformatted_20_Text"><text:s text:c="4"/>"temperature": 26.45,</text:p>
      <text:p text:style-name="Preformatted_20_Text"><text:s text:c="2"/>},</text:p>
      <text:p text:style-name="Preformatted_20_Text"/>
      <text:p text:style-name="Preformatted_20_Text"><text:s text:c="2"/>"info": {</text:p>
      <text:p text:style-name="Preformatted_20_Text"><text:s text:c="4"/>"HumiditeMax": 40,</text:p>
      <text:p text:style-name="Preformatted_20_Text"><text:s text:c="4"/>"HumiditeMin": 20,</text:p>
      <text:p text:style-name="Preformatted_20_Text"><text:s text:c="4"/>"temperatureMax": 10,</text:p>
      <text:p text:style-name="Preformatted_20_Text"><text:s text:c="4"/>"temperatureMin": 20,</text:p>
      <text:p text:style-name="Preformatted_20_Text"><text:s text:c="2"/>}</text:p>
      <text:p text:style-name="P32">}</text:p>
      <text:p text:style-name="P39"><text:span text:style-name="T14">1</text:span><text:span text:style-name="T13">) Depuis application :</text:span></text:p>
      <text:p text:style-name="P39"><text:span text:style-name="T13">Nous utilisons l’API de ce service depuis l’application. L’application modifie le champs « info », en le remplissant des infor</text:span></text:p>
      <text:p text:style-name="P8"/>
      <text:p text:style-name="P8"/>
      <text:p text:style-name="P2">C) Technologie utilisé :</text:p>
      <text:p text:style-name="P9">La programmation sera faites en java, les ressources (layout, texte, …) en XML. <text:span text:style-name="T4">Le logiciel utilisé sera android Studio.</text:span></text:p>
      <text:p text:style-name="P10"/>
      <text:p text:style-name="P10"/>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2">IV) Base de donnée</text:p>
      <text:p text:style-name="P12">La base de donnée <text:span text:style-name="T9">sql </text:span>comportera les informations sur les besoins de chaque espèce de plante.</text:p>
      <text:p text:style-name="P12">Elle sera composé<text:span text:style-name="T9">e</text:span> d’une table unique.</text:p>
      <text:p text:style-name="P13"/>
      <text:p text:style-name="P17">A) Description de la table</text:p>
      <text:p text:style-name="P17"/>
      <table:table table:name="Tableau1" table:style-name="Tableau1">
        <table:table-column table:style-name="Tableau1.A"/>
        <table:table-row>
          <table:table-cell table:style-name="Tableau1.A1" office:value-type="string">
            <text:p text:style-name="P27">Plante</text:p>
          </table:table-cell>
        </table:table-row>
        <table:table-row>
          <table:table-cell table:style-name="Tableau1.A2" office:value-type="string">
            <text:p text:style-name="P28"><text:span text:style-name="T11">Nom</text:span></text:p>
            <text:p text:style-name="P28">TempExtremeMin</text:p>
            <text:p text:style-name="P28">TempExtremeMax</text:p>
            <text:p text:style-name="P28">LumExtremeMin</text:p>
            <text:p text:style-name="P28">LumExtremeMax</text:p>
            <text:p text:style-name="P28">HumiditeMin</text:p>
            <text:p text:style-name="P28">HumiditeMax</text:p>
          </table:table-cell>
        </table:table-row>
      </table:table>
      <text:p text:style-name="P14"/>
      <text:p text:style-name="P17">Détail de chaque colonne :</text:p>
      <text:p text:style-name="P17"><text:span text:style-name="T5">Les valeurs utiles pour l’application sont </text:span><text:span text:style-name="T6">en vert</text:span></text:p>
      <text:p text:style-name="P15">Les valeurs utiles pour l’arduino sont <text:span text:style-name="T7">en bleu</text:span></text:p>
      <text:p text:style-name="P14"/>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22">colonne</text:p>
          </table:table-cell>
          <table:table-cell table:style-name="Tableau2.A1" office:value-type="string">
            <text:p text:style-name="P22">type</text:p>
          </table:table-cell>
          <table:table-cell table:style-name="Tableau2.A1" office:value-type="string">
            <text:p text:style-name="P22">contrainte</text:p>
          </table:table-cell>
          <table:table-cell table:style-name="Tableau2.D1" office:value-type="string">
            <text:p text:style-name="P22">description</text:p>
          </table:table-cell>
        </table:table-row>
        <table:table-row>
          <table:table-cell table:style-name="Tableau2.A2" office:value-type="string">
            <text:p text:style-name="P21">Nom</text:p>
          </table:table-cell>
          <table:table-cell table:style-name="Tableau2.A2" office:value-type="string">
            <text:p text:style-name="P22"><text:span text:style-name="T10">Chaîne</text:span> de</text:p>
            <text:p text:style-name="P22">caractère</text:p>
          </table:table-cell>
          <table:table-cell table:style-name="Tableau2.A2" office:value-type="string">
            <text:p text:style-name="P23">Clé primaire</text:p>
          </table:table-cell>
          <table:table-cell table:style-name="Tableau2.D2" office:value-type="string">
            <text:p text:style-name="P23">Le nom de l’espèce</text:p>
          </table:table-cell>
        </table:table-row>
        <table:table-row>
          <table:table-cell table:style-name="Tableau2.A2" office:value-type="string">
            <text:p text:style-name="P22">TempOptimalMin</text:p>
          </table:table-cell>
          <table:table-cell table:style-name="Tableau2.A2" office:value-type="string">
            <text:p text:style-name="P22">réel</text:p>
          </table:table-cell>
          <table:table-cell table:style-name="Tableau2.A2" office:value-type="string">
            <text:p text:style-name="Table_20_Contents"/>
          </table:table-cell>
          <table:table-cell table:style-name="Tableau2.D2" table:number-rows-spanned="2" office:value-type="string">
            <text:p text:style-name="P23"><text:span text:style-name="T5">L’intervalle de température optimal</text:span> </text:p>
            <text:p text:style-name="P23"/>
          </table:table-cell>
        </table:table-row>
        <table:table-row>
          <table:table-cell table:style-name="Tableau2.A2" office:value-type="string">
            <text:p text:style-name="P22">TempOptimalMax</text:p>
          </table:table-cell>
          <table:table-cell table:style-name="Tableau2.A2" office:value-type="string">
            <text:p text:style-name="P22">réel</text:p>
          </table:table-cell>
          <table:table-cell table:style-name="Tableau2.A2" office:value-type="string">
            <text:p text:style-name="P22"/>
          </table:table-cell>
          <table:covered-table-cell/>
        </table:table-row>
        <table:table-row>
          <table:table-cell table:style-name="Tableau2.A2" office:value-type="string">
            <text:p text:style-name="P22">TempExtremeMin</text:p>
          </table:table-cell>
          <table:table-cell table:style-name="Tableau2.A2" office:value-type="string">
            <text:p text:style-name="P22">réel</text:p>
          </table:table-cell>
          <table:table-cell table:style-name="Tableau2.A2" office:value-type="string">
            <text:p text:style-name="P24">- non <text:span text:style-name="T10">NULL</text:span></text:p>
          </table:table-cell>
          <table:table-cell table:style-name="Tableau2.D2" table:number-rows-spanned="2" office:value-type="string">
            <text:p text:style-name="P25">Intervalle de température que l’espèce peut supporter</text:p>
          </table:table-cell>
        </table:table-row>
        <table:table-row>
          <table:table-cell table:style-name="Tableau2.A2" office:value-type="string">
            <text:p text:style-name="P22">TempExtremeMax</text:p>
          </table:table-cell>
          <table:table-cell table:style-name="Tableau2.A2" office:value-type="string">
            <text:p text:style-name="P22">réel</text:p>
          </table:table-cell>
          <table:table-cell table:style-name="Tableau2.A2" office:value-type="string">
            <text:p text:style-name="P24">- non <text:span text:style-name="T10">NULL</text:span></text:p>
          </table:table-cell>
          <table:covered-table-cell/>
        </table:table-row>
        <table:table-row>
          <table:table-cell table:style-name="Tableau2.A2" office:value-type="string">
            <text:p text:style-name="P20">LumOpimalMin</text:p>
          </table:table-cell>
          <table:table-cell table:style-name="Tableau2.A2" office:value-type="string">
            <text:p text:style-name="P22">réel</text:p>
          </table:table-cell>
          <table:table-cell table:style-name="Tableau2.A2" office:value-type="string">
            <text:p text:style-name="P23">- Positif</text:p>
          </table:table-cell>
          <table:table-cell table:style-name="Tableau2.D2" table:number-rows-spanned="2" office:value-type="string">
            <text:p text:style-name="P25">L’intervalle de luminosité optimal</text:p>
          </table:table-cell>
        </table:table-row>
        <table:table-row>
          <table:table-cell table:style-name="Tableau2.A2" office:value-type="string">
            <text:p text:style-name="P20">LumOpimalMax</text:p>
          </table:table-cell>
          <table:table-cell table:style-name="Tableau2.A2" office:value-type="string">
            <text:p text:style-name="P22">réel</text:p>
          </table:table-cell>
          <table:table-cell table:style-name="Tableau2.A2" office:value-type="string">
            <text:p text:style-name="P23">- Positif</text:p>
          </table:table-cell>
          <table:covered-table-cell/>
        </table:table-row>
        <table:table-row>
          <table:table-cell table:style-name="Tableau2.A2" office:value-type="string">
            <text:p text:style-name="P20">LumExtremeMin</text:p>
          </table:table-cell>
          <table:table-cell table:style-name="Tableau2.A2" office:value-type="string">
            <text:p text:style-name="P22">réel</text:p>
          </table:table-cell>
          <table:table-cell table:style-name="Tableau2.A2" office:value-type="string">
            <text:p text:style-name="P23">- Positif</text:p>
            <text:p text:style-name="P24">- non <text:span text:style-name="T10">NULL</text:span></text:p>
          </table:table-cell>
          <table:table-cell table:style-name="Tableau2.D2" table:number-rows-spanned="2" office:value-type="string">
            <text:p text:style-name="P25">Intervalle de luminosité que l’espèce peut supporter.</text:p>
          </table:table-cell>
        </table:table-row>
        <table:table-row>
          <table:table-cell table:style-name="Tableau2.A2" office:value-type="string">
            <text:p text:style-name="P20">LumExtremeMax</text:p>
          </table:table-cell>
          <table:table-cell table:style-name="Tableau2.A2" office:value-type="string">
            <text:p text:style-name="P22">réel</text:p>
          </table:table-cell>
          <table:table-cell table:style-name="Tableau2.A2" office:value-type="string">
            <text:p text:style-name="P23">- Positif</text:p>
            <text:p text:style-name="P23">- non <text:span text:style-name="T10">NULL</text:span></text:p>
          </table:table-cell>
          <table:covered-table-cell/>
        </table:table-row>
        <table:table-row>
          <table:table-cell table:style-name="Tableau2.A11" office:value-type="string">
            <text:p text:style-name="P20">HumiditeMin</text:p>
          </table:table-cell>
          <table:table-cell table:style-name="Tableau2.A11" office:value-type="string">
            <text:p text:style-name="P22">réel</text:p>
          </table:table-cell>
          <table:table-cell table:style-name="Tableau2.A11" office:value-type="string">
            <text:p text:style-name="P23">- Pourcentage (compris entre 0 et 100)</text:p>
            <text:p text:style-name="P24">- non <text:span text:style-name="T10">NULL</text:span></text:p>
          </table:table-cell>
          <table:table-cell table:style-name="Tableau2.D11" table:number-rows-spanned="2" office:value-type="string">
            <text:p text:style-name="P26">L’intervalle du degrés d’humidité de la terre. Le taux d’humidité de la terre doit toujours être dans cet intervalle.</text:p>
            <text:p text:style-name="P26"/>
          </table:table-cell>
        </table:table-row>
        <table:table-row>
          <table:table-cell table:style-name="Tableau2.A11" office:value-type="string">
            <text:p text:style-name="P20">HumiditeMax</text:p>
          </table:table-cell>
          <table:table-cell table:style-name="Tableau2.A11" office:value-type="string">
            <text:p text:style-name="P23">réel</text:p>
          </table:table-cell>
          <table:table-cell table:style-name="Tableau2.A11" office:value-type="string">
            <text:p text:style-name="P23">- Pourcentage (compris entre 0 et 100)</text:p>
            <text:p text:style-name="P24">- non <text:span text:style-name="T10">NULL</text:span></text:p>
          </table:table-cell>
          <table:covered-table-cell/>
        </table:table-row>
      </table:table>
      <text:p text:style-name="P18"/>
      <text:p text:style-name="P14"><text:soft-page-break/></text:p>
      <text:p text:style-name="P16"/>
      <text:p text:style-name="P16">B) Connexion :</text:p>
      <text:p text:style-name="P16">La base de donnée est connectée par wifi au réseau local.</text:p>
      <text:p text:style-name="P16"/>
      <text:p text:style-name="P16">C) Technologie utilisées :</text:p>
      <text:p text:style-name="P36"><text:span text:style-name="T8">Le SGBD est de type sqlite, et la base de donnée est installé en local sur le téléphone en même temps que l’application.</text:span></text:p>
      <text:p text:style-name="P1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Gadugi" svg:font-family="Gadug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16T13:53:52.152917891</meta:creation-date>
    <dc:date>2020-01-19T14:53:52.761208987</dc:date>
    <meta:editing-duration>PT2H4M21S</meta:editing-duration>
    <meta:editing-cycles>15</meta:editing-cycles>
    <meta:generator>LibreOffice/6.3.3.2.0$Linux_X86_64 LibreOffice_project/30$Build-2</meta:generator>
    <meta:document-statistic meta:table-count="2" meta:image-count="0" meta:object-count="0" meta:page-count="3" meta:paragraph-count="94" meta:word-count="517" meta:character-count="3262" meta:non-whitespace-character-count="2800"/>
  </office:meta>
</office:document-meta>
</file>